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style:page-number="1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center"/>
    </style:style>
    <style:style style:name="P9" style:parent-style-name="Обычный" style:family="paragraph">
      <style:paragraph-properties fo:text-align="center"/>
    </style:style>
    <style:style style:name="P10" style:parent-style-name="Обычный" style:family="paragraph">
      <style:paragraph-properties fo:text-align="center"/>
    </style:style>
    <style:style style:name="P11" style:parent-style-name="Обычный" style:family="paragraph">
      <style:paragraph-properties fo:text-align="center"/>
    </style:style>
    <style:style style:name="P12" style:parent-style-name="Обычный" style:family="paragraph">
      <style:paragraph-properties fo:text-align="center"/>
    </style:style>
    <style:style style:name="P13" style:parent-style-name="Обычный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Заголовок1" style:family="paragraph">
      <style:paragraph-properties fo:text-align="center" fo:margin-top="0in" fo:background-color="#FFFFFF"/>
      <style:text-properties style:font-name="Times New Roman" style:font-name-complex="Times New Roman" fo:color="#1D2125" fo:font-size="14pt" style:font-size-asian="14pt" style:font-size-complex="14pt"/>
    </style:style>
    <style:style style:name="P16" style:parent-style-name="Обычный" style:family="paragraph">
      <style:paragraph-properties fo:text-align="center"/>
    </style:style>
    <style:style style:name="P17" style:parent-style-name="Обычный" style:family="paragraph">
      <style:paragraph-properties fo:text-align="center"/>
    </style:style>
    <style:style style:name="P18" style:parent-style-name="Обычный" style:family="paragraph">
      <style:paragraph-properties fo:text-align="center"/>
    </style:style>
    <style:style style:name="P19" style:parent-style-name="Обычный" style:family="paragraph">
      <style:paragraph-properties fo:text-align="center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justify"/>
    </style:style>
    <style:style style:name="P23" style:parent-style-name="Обычный" style:family="paragraph">
      <style:paragraph-properties fo:text-align="justify"/>
    </style:style>
    <style:style style:name="P24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Обычный" style:family="paragraph">
      <style:paragraph-properties fo:text-indent="0.5in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margin-left="0.25in" fo:text-indent="0.25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Департамент среднего профессионального образования Томской области</text:span></text:p>
      <text:p text:style-name="P3"><text:span text:style-name="T4">ОГБПОУ «ТОМСКИЙ ТЕХНИКУМ ИНФОРМАЦИОННЫХ</text:span></text:p>
      <text:p text:style-name="P5"><text:span text:style-name="T6">ТЕХНОЛОГИЙ»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проектной работе</text:span></text:p>
      <text:h text:style-name="P15" text:outline-level="1">Проектирование и разработка веб-приложений</text:h>
      <text:p text:style-name="P16"/>
      <text:p text:style-name="P17"/>
      <text:p text:style-name="P18"/>
      <text:p text:style-name="P19"/>
      <text:p text:style-name="P20"><text:span text:style-name="T21">Команда 3</text:span></text:p>
      <text:p text:style-name="P22"/>
      <text:p text:style-name="P23"/>
      <text:p text:style-name="P24"/>
      <text:p text:style-name="P25"/>
      <text:p text:style-name="P26"/>
      <text:p text:style-name="P27">Студенты группы 422 ___________Иванов. И.Е,<text:s/>Иванов. С.А.,<text:s/></text:p>
      <text:p text:style-name="P28">Качаев С.И.,<text:s/>Ковалев Д.П,<text:s/>Круткин Ф.В.</text:p>
      <text:p text:style-name="P29"/>
      <text:p text:style-name="P30">Преподаватель ________________ Лукьянов И.В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Томск - 2024</text:p>
      <text:p text:style-name="P46"><text:tab/>Таймер</text:p>
      <text:p text:style-name="P47"/>
      <text:p text:style-name="P48">Цель проекта:</text:p>
      <text:p text:style-name="P49">Создать работающий таймер с использованием знаний HTML, CSS, и языка программирования JavaScript с возможностью дальнейшего расширения функционала.</text:p>
      <text:p text:style-name="P50"/>
      <text:p text:style-name="P51">Состав<text:s/>команды «ДжаваСкриптизеры»:</text:p>
      <text:p text:style-name="P52">1) Иванов Иван Евгеньевич</text:p>
      <text:p text:style-name="P53">2) Иванов Савелий Андреевич</text:p>
      <text:p text:style-name="P54">3) Качаев Станислав Иванович</text:p>
      <text:p text:style-name="P55">4) Ковалев Дмитрий Павлович</text:p>
      <text:p text:style-name="P56">5) Круткин Феодор Валерьевич</text:p>
      <text:p text:style-name="P57"/>
      <text:p text:style-name="P58">Распределение задач:</text:p>
      <text:list text:style-name="WWNum1">
        <text:list-item text:start-value="1">
          <text:p text:style-name="P59">Иванов Иван: тестирование и отладка кода, помощь остальным участникам, написание отчета, помощь в <text:s/>расширении функционала.</text:p>
        </text:list-item>
        <text:list-item>
          <text:p text:style-name="P60">Иванов Савелий: верстка страницы секундомера и его реализация.</text:p>
        </text:list-item>
        <text:list-item>
          <text:p text:style-name="P61">Качаев Станислав: общий дизайн проекта совместно с Мироновой М.А., верстка страницы таймера и его реализация, раздача т.з.</text:p>
        </text:list-item>
        <text:list-item>
          <text:p text:style-name="P62">Ковалев Дмитрий: написание дополнительных функций ко всему проекту.</text:p>
        </text:list-item>
        <text:list-item>
          <text:p text:style-name="P63">Круткин Феодор: верстка страницы будильника и его реализация.</text:p>
        </text:list-item>
      </text:list>
      <text:p text:style-name="P64"/>
      <text:p text:style-name="P65"><text:span text:style-name="T66">Наша команда принимала совместные решения в идеях и разработке сайт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танислав Качаев</meta:initial-creator>
    <dc:creator>Станислав</dc:creator>
    <meta:creation-date>2024-09-08T16:35:00Z</meta:creation-date>
    <dc:date>2024-09-08T16:47:00Z</dc:date>
    <meta:template xlink:href="Normal.dotm" xlink:type="simple"/>
    <meta:editing-cycles>4</meta:editing-cycles>
    <meta:editing-duration>PT600S</meta:editing-duration>
    <meta:document-statistic meta:page-count="1" meta:paragraph-count="2" meta:word-count="188" meta:character-count="1261" meta:row-count="8" meta:non-whitespace-character-count="1075"/>
  </office:meta>
</office:document-meta>
</file>